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/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4600" calcext:value-type="float">
            <text:p>4600</text:p>
          </table:table-cell>
          <table:table-cell/>
          <table:table-cell table:formula="of:=SUM([.K2];[.K10];[.K11];[.K35];[.K64])" office:value-type="float" office:value="134400" calcext:value-type="float">
            <text:p>1344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G3];[.G31];[.G59])" office:value-type="float" office:value="116200" calcext:value-type="float">
            <text:p>116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4250" calcext:value-type="float">
            <text:p>4250</text:p>
          </table:table-cell>
          <table:table-cell/>
          <table:table-cell table:formula="of:=[.L3]-[.L4]" office:value-type="float" office:value="18200" calcext:value-type="float">
            <text:p>182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5500" calcext:value-type="float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0" calcext:value-type="float">
            <text:p>750</text:p>
          </table:table-cell>
          <table:table-cell office:value-type="float" office:value="8600" calcext:value-type="float">
            <text:p>8600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16" office:value-type="float" office:value="3300" calcext:value-type="float">
            <text:p>3300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4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18:42:11.451903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1T18:59:03.362262824</dc:date>
    <meta:editing-duration>P7DT3H42M59S</meta:editing-duration>
    <meta:editing-cycles>2477</meta:editing-cycles>
    <meta:generator>LibreOffice/4.2.6.3$Linux_X86_64 LibreOffice_project/420m0$Build-3</meta:generator>
    <meta:document-statistic meta:table-count="14" meta:cell-count="6031" meta:object-count="0"/>
  </office:meta>
</office:document-meta>
</file>